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refresque el proyecto </text:span><text:span text:style-name="T20">Gestion</text:span><text:span text:style-name="T4"> después de ejecutarse.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2)</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3)</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12T19:04:48</dc:date>
    <meta:print-date>2005-05-19T18:12:29</meta:print-date>
    <dc:language>es-ES</dc:language>
    <meta:editing-cycles>1422</meta:editing-cycles>
    <meta:editing-duration>P7DT5H26M43S</meta:editing-duration>
    <meta:user-defined meta:name="Info 1"/>
    <meta:user-defined meta:name="Info 2"/>
    <meta:user-defined meta:name="Info 3"/>
    <meta:user-defined meta:name="Info 4"/>
    <meta:document-statistic meta:table-count="0" meta:image-count="34" meta:object-count="0" meta:page-count="144" meta:paragraph-count="3777" meta:word-count="30327" meta:character-count="220612"/>
  </office:meta>
</office:document-meta>
</file>